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7000000047E9566618DB36296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71in" fo:margin-right="0in" fo:margin-top="0in" fo:margin-bottom="0.0634in" style:contextual-spacing="false" fo:text-align="center" style:justify-single-word="false" fo:text-indent="0in" style:auto-text-indent="false"/>
      <style:text-properties style:font-name="Times New Roman" fo:font-size="14pt" officeooo:paragraph-rsid="0010f01e" style:font-size-asian="14pt" style:font-name-complex="Times New Roman1" style:font-size-complex="14pt"/>
    </style:style>
    <style:style style:name="P2" style:family="paragraph" style:parent-style-name="Standard">
      <style:paragraph-properties fo:margin-left="0.0154in" fo:margin-right="0in" fo:margin-top="0in" fo:margin-bottom="0in" style:contextual-spacing="false" fo:text-align="center" style:justify-single-word="false" fo:text-indent="0in" style:auto-text-indent="false"/>
      <style:text-properties style:font-name="Times New Roman" fo:font-size="14pt" officeooo:paragraph-rsid="0010f01e" style:font-size-asian="14pt" style:font-name-complex="Times New Roman1" style:font-size-complex="14pt"/>
    </style:style>
    <style:style style:name="P3" style:family="paragraph" style:parent-style-name="Standard">
      <style:paragraph-properties fo:margin-left="0.0374in" fo:margin-right="0in" fo:text-align="center" style:justify-single-word="false" fo:text-indent="0in" style:auto-text-indent="false"/>
      <style:text-properties style:font-name="Times New Roman" fo:font-size="14pt" officeooo:paragraph-rsid="0010f01e" style:font-size-asian="14pt" style:font-name-complex="Times New Roman1" style:font-size-complex="14pt"/>
    </style:style>
    <style:style style:name="P4" style:family="paragraph" style:parent-style-name="Standard">
      <style:paragraph-properties fo:margin-left="0.0374in" fo:margin-right="0in" fo:margin-top="0in" fo:margin-bottom="0in" style:contextual-spacing="false" fo:text-align="center" style:justify-single-word="false" fo:text-indent="0in" style:auto-text-indent="false"/>
      <style:text-properties style:font-name="Times New Roman" fo:font-size="14pt" officeooo:paragraph-rsid="0010f01e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10f01e" style:font-size-asian="14pt" style:font-name-complex="Times New Roman1" style:font-size-complex="14pt"/>
    </style:style>
    <style:style style:name="P6" style:family="paragraph" style:parent-style-name="Standard">
      <style:paragraph-properties fo:margin-left="0.2484in" fo:margin-right="0in" fo:margin-top="0in" fo:margin-bottom="0in" style:contextual-spacing="false" fo:text-align="center" style:justify-single-word="false" fo:text-indent="-0.0071in" style:auto-text-indent="false"/>
      <style:text-properties fo:font-size="14pt" officeooo:paragraph-rsid="0010f01e" style:font-size-asian="14pt" style:font-size-complex="14pt"/>
    </style:style>
    <style:style style:name="P7" style:family="paragraph" style:parent-style-name="Standard">
      <style:paragraph-properties fo:margin-left="0.15in" fo:margin-right="0in" fo:margin-top="0in" fo:margin-bottom="0in" style:contextual-spacing="false" fo:text-align="center" style:justify-single-word="false" fo:text-indent="0.2866in" style:auto-text-indent="false"/>
      <style:text-properties fo:font-size="14pt" officeooo:paragraph-rsid="0010f01e" style:font-size-asian="14pt" style:font-size-complex="14pt"/>
    </style:style>
    <style:style style:name="P8" style:family="paragraph" style:parent-style-name="Standard">
      <style:paragraph-properties fo:margin-left="0in" fo:margin-right="0.0819in" fo:margin-top="0in" fo:margin-bottom="0.0339in" style:contextual-spacing="false" fo:text-align="center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9" style:family="paragraph" style:parent-style-name="Standard">
      <style:paragraph-properties fo:margin-left="0in" fo:margin-right="0.1866in" fo:margin-top="0in" fo:margin-bottom="0in" style:contextual-spacing="false" fo:text-align="center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10" style:family="paragraph" style:parent-style-name="Standard">
      <style:paragraph-properties fo:margin-left="0.2571in" fo:margin-right="0in" fo:margin-top="0in" fo:margin-bottom="0.1717in" style:contextual-spacing="false" fo:text-align="center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11" style:family="paragraph" style:parent-style-name="Standard">
      <style:paragraph-properties fo:margin-left="0.0752in" fo:margin-right="0in" fo:text-align="center" style:justify-single-word="false" fo:text-indent="-0.0071in" style:auto-text-indent="false"/>
      <style:text-properties fo:font-size="14pt" officeooo:paragraph-rsid="0010f01e" style:font-size-asian="14pt" style:font-size-complex="14pt"/>
    </style:style>
    <style:style style:name="P12" style:family="paragraph" style:parent-style-name="Standard">
      <style:paragraph-properties fo:margin-left="0.0071in" fo:margin-right="0.2508in" fo:margin-top="0in" fo:margin-bottom="0.0209in" style:contextual-spacing="false" fo:text-align="center" style:justify-single-word="false" fo:text-indent="-0.0071in" style:auto-text-indent="false"/>
      <style:text-properties fo:font-size="14pt" officeooo:paragraph-rsid="0010f01e" style:font-size-asian="14pt" style:font-size-complex="14pt"/>
    </style:style>
    <style:style style:name="P13" style:family="paragraph" style:parent-style-name="Standard">
      <style:paragraph-properties fo:margin-left="0.0752in" fo:margin-right="0.0846in" fo:text-align="center" style:justify-single-word="false" fo:text-indent="-0.0071in" style:auto-text-indent="false"/>
      <style:text-properties fo:font-size="14pt" officeooo:paragraph-rsid="0010f01e" style:font-size-asian="14pt" style:font-size-complex="14pt"/>
    </style:style>
    <style:style style:name="P14" style:family="paragraph" style:parent-style-name="Standard">
      <style:paragraph-properties fo:margin-left="0.0374in" fo:margin-right="0in" fo:text-align="center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15" style:family="paragraph" style:parent-style-name="Standard">
      <style:paragraph-properties fo:margin-left="0.0374in" fo:margin-right="0in" fo:margin-top="0in" fo:margin-bottom="0in" style:contextual-spacing="false" fo:text-align="center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17" style:family="paragraph" style:parent-style-name="Standard">
      <style:paragraph-properties fo:margin-left="1.6425in" fo:margin-right="0in" fo:margin-top="0in" fo:margin-bottom="0in" style:contextual-spacing="false" fo:text-indent="-0.0071in" style:auto-text-indent="false"/>
      <style:text-properties fo:font-size="14pt" officeooo:paragraph-rsid="0010f01e" style:font-size-asian="14pt" style:font-size-complex="14pt"/>
    </style:style>
    <style:style style:name="P18" style:family="paragraph" style:parent-style-name="Standard">
      <style:paragraph-properties fo:margin-left="0.0154in" fo:margin-right="0in" fo:margin-top="0in" fo:margin-bottom="0in" style:contextual-spacing="false" fo:text-indent="0in" style:auto-text-indent="false"/>
      <style:text-properties fo:font-size="14pt" officeooo:paragraph-rsid="0010f01e" style:font-size-asian="14pt" style:font-size-complex="14pt"/>
    </style:style>
    <style:style style:name="P19" style:family="paragraph" style:parent-style-name="Standard">
      <style:paragraph-properties fo:margin-left="0.0154in" fo:margin-right="0in" fo:margin-top="0in" fo:margin-bottom="0.2161in" style:contextual-spacing="false" fo:text-indent="0in" style:auto-text-indent="false"/>
      <style:text-properties fo:font-size="14pt" officeooo:paragraph-rsid="0010f01e" style:font-size-asian="14pt" style:font-size-complex="14pt"/>
    </style:style>
    <style:style style:name="P20" style:family="paragraph" style:parent-style-name="Standard">
      <style:paragraph-properties fo:margin-left="0.0071in" fo:margin-right="0.0339in" fo:margin-top="0in" fo:margin-bottom="0.0209in" style:contextual-spacing="false" fo:text-align="end" style:justify-single-word="false" fo:text-indent="-0.0071in" style:auto-text-indent="false"/>
      <style:text-properties fo:font-size="14pt" officeooo:paragraph-rsid="0010f01e" style:font-size-asian="14pt" style:font-size-complex="14pt"/>
    </style:style>
    <style:style style:name="P21" style:family="paragraph" style:parent-style-name="Standard">
      <style:paragraph-properties fo:margin-left="0.0071in" fo:margin-right="0.0339in" fo:margin-top="0in" fo:margin-bottom="0.2181in" style:contextual-spacing="false" fo:text-align="end" style:justify-single-word="false" fo:text-indent="-0.0071in" style:auto-text-indent="false"/>
      <style:text-properties fo:font-size="14pt" officeooo:paragraph-rsid="0010f01e" style:font-size-asian="14pt" style:font-size-complex="14pt"/>
    </style:style>
    <style:style style:name="P22" style:family="paragraph" style:parent-style-name="Standard">
      <style:paragraph-properties fo:margin-left="0.0154in" fo:margin-right="0in" fo:margin-top="0in" fo:margin-bottom="2.1756in" style:contextual-spacing="false" fo:text-align="end" style:justify-single-word="false" fo:text-indent="0in" style:auto-text-indent="false"/>
      <style:text-properties fo:font-size="14pt" officeooo:paragraph-rsid="0010f01e" style:font-size-asian="14pt" style:font-size-complex="14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0f01e" officeooo:paragraph-rsid="0010f01e" style:font-size-asian="14pt" style:font-size-complex="14pt"/>
    </style:style>
    <style:style style:name="P24" style:family="paragraph" style:parent-style-name="Standard">
      <loext:graphic-properties draw:fill="solid" draw:fill-color="#282c34"/>
      <style:paragraph-properties fo:margin-left="0in" fo:margin-right="0in" fo:text-align="start" style:justify-single-word="false" fo:text-indent="0in" style:auto-text-indent="false" fo:background-color="#282c34" fo:padding="0in" fo:border="none" style:shadow="none"/>
      <style:text-properties fo:font-size="14pt" officeooo:rsid="0010f01e" officeooo:paragraph-rsid="0010f01e" style:font-size-asian="14pt" style:font-size-complex="14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officeooo:rsid="0010f01e" officeooo:paragraph-rsid="0010f01e" style:font-size-asian="14pt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0f01e" style:font-name-complex="Times New Roman1"/>
    </style:style>
    <style:style style:name="T3" style:family="text">
      <style:text-properties fo:color="#d55fde" loext:opacity="100%" style:font-name="JetBrains Mono" fo:font-size="17.5pt" fo:font-style="normal" fo:font-weight="normal" style:font-size-asian="17.5pt" style:font-style-asian="normal" style:font-weight-asian="normal"/>
    </style:style>
    <style:style style:name="T4" style:family="text">
      <style:text-properties fo:color="#d55fde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e5c07b" loext:opacity="100%" style:font-name="JetBrains Mono" fo:font-size="17.5pt" fo:font-style="normal" fo:font-weight="normal" style:font-size-asian="17.5pt" style:font-style-asian="normal" style:font-weight-asian="normal"/>
    </style:style>
    <style:style style:name="T6" style:family="text">
      <style:text-properties fo:color="#e5c07b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bbbbbb" loext:opacity="100%" style:font-name="JetBrains Mono" fo:font-size="17.5pt" fo:font-style="normal" fo:font-weight="normal" style:font-size-asian="17.5pt" style:font-style-asian="normal" style:font-weight-asian="normal"/>
    </style:style>
    <style:style style:name="T8" style:family="text">
      <style:text-properties fo:color="#bbbbbb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ef596f" loext:opacity="100%" style:font-name="JetBrains Mono" fo:font-size="17.5pt" fo:font-style="normal" fo:font-weight="normal" style:font-size-asian="17.5pt" style:font-style-asian="normal" style:font-weight-asian="normal"/>
    </style:style>
    <style:style style:name="T10" style:family="text">
      <style:text-properties fo:color="#ef596f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d19a66" loext:opacity="100%" style:font-name="JetBrains Mono" fo:font-size="17.5pt" fo:font-style="normal" fo:font-weight="normal" style:font-size-asian="17.5pt" style:font-style-asian="normal" style:font-weight-asian="normal"/>
    </style:style>
    <style:style style:name="T12" style:family="text">
      <style:text-properties fo:color="#d19a66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61afef" loext:opacity="100%" style:font-name="JetBrains Mono" fo:font-size="17.5pt" fo:font-style="normal" fo:font-weight="normal" style:font-size-asian="17.5pt" style:font-style-asian="normal" style:font-weight-asian="normal"/>
    </style:style>
    <style:style style:name="T14" style:family="text">
      <style:text-properties fo:color="#61afef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89ca78" loext:opacity="100%" style:font-name="JetBrains Mono" fo:font-size="17.5pt" fo:font-style="normal" fo:font-weight="normal" style:font-size-asian="17.5pt" style:font-style-asian="normal" style:font-weight-asian="normal"/>
    </style:style>
    <style:style style:name="T16" style:family="text">
      <style:text-properties fo:color="#89ca78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5c6370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ЦИФРОВОГО РАЗВИТИЯ, СВЯЗИ И МАССОВЫХ</text:span></text:p>
      <text:p text:style-name="P6"><text:span text:style-name="T1">КОММУНИКАЦИЙ РОССИЙСКОЙ ФЕДЕРАЦИИ</text:span></text:p>
      <text:p text:style-name="P7"><text:span text:style-name="T1">Ордена Трудового Красного Знамени федеральное государственное бюджетное образовательное учреждение высшего образования   «Московский технический университет связи и информатики»</text:span></text:p>
      <text:p text:style-name="P8"><draw:frame draw:style-name="fr1" draw:name="Picture 1" text:anchor-type="as-char" svg:width="6.4953in" svg:height="0.0209in" draw:z-index="0"><draw:image xlink:href="Pictures/10000001000004E7000000047E9566618DB36296.gif" xlink:type="simple" xlink:show="embed" xlink:actuate="onLoad" draw:mime-type="image/gif"/></draw:frame></text:p>
      <text:p text:style-name="P17"><text:span text:style-name="T1">Кафедра"Системное программирование"</text:span></text:p>
      <text:p text:style-name="P18"><text:span text:style-name="T1">   </text:span></text:p>
      <text:p text:style-name="P9"><text:span text:style-name="T1">   </text:span></text:p>
      <text:p text:style-name="P10"><text:span text:style-name="T1">   </text:span></text:p>
      <text:p text:style-name="P1"/>
      <text:p text:style-name="P11"><text:span text:style-name="T1">Лабораторная работа № </text:span><text:span text:style-name="T2">7</text:span><text:span text:style-name="T1"> Вариант № </text:span><text:span text:style-name="T2">2</text:span><text:span text:style-name="T1">9</text:span></text:p>
      <text:p text:style-name="P12"><text:span text:style-name="T1">По дисциплине</text:span></text:p>
      <text:p text:style-name="P13"><text:span text:style-name="T1">“Информационные технологии и программирование”</text:span></text:p>
      <text:p text:style-name="P2"/>
      <text:p text:style-name="P19"><text:span text:style-name="T1"><text:s/></text:span></text:p>
      <text:p text:style-name="P20"><text:span text:style-name="T1">Выполнил: студент гр. БВТ2201 </text:span></text:p>
      <text:p text:style-name="P21"><text:span text:style-name="T1">Шамсутдинов Р.Ф. </text:span></text:p>
      <text:p text:style-name="P22"/>
      <text:p text:style-name="P5"/>
      <text:p text:style-name="P3"/>
      <text:p text:style-name="P3"/>
      <text:p text:style-name="P3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4"><text:span text:style-name="T1">Москва, 2023 г</text:span></text:p>
      <text:p text:style-name="P16"><text:soft-page-break/></text:p>
      <text:p text:style-name="P23"><text:span text:style-name="T1">Первое задание:</text:span></text:p>
      <text:p text:style-name="P24"><text:span text:style-name="T4">import </text:span><text:span text:style-name="T6">java.util.Arrays</text:span><text:span text:style-name="T8">;</text:span><text:line-break/><text:line-break/><text:span text:style-name="T4">public class </text:span><text:span text:style-name="T6">CountSum </text:span><text:span text:style-name="T4">extends </text:span><text:span text:style-name="T6">Thread</text:span><text:span text:style-name="T8">{</text:span><text:line-break/><text:line-break/><text:span text:style-name="T8"> <text:s text:c="3"/></text:span><text:span text:style-name="T4">private int</text:span><text:span text:style-name="T8">[] </text:span><text:span text:style-name="T10">array</text:span><text:span text:style-name="T8">;</text:span><text:line-break/><text:span text:style-name="T8"> <text:s text:c="3"/></text:span><text:span text:style-name="T4">private int </text:span><text:span text:style-name="T10">sum </text:span><text:span text:style-name="T8">= </text:span><text:span text:style-name="T12">0</text:span><text:span text:style-name="T8">;</text:span><text:line-break/><text:line-break/><text:span text:style-name="T8"> <text:s text:c="3"/></text:span><text:span text:style-name="T4">public </text:span><text:span text:style-name="T14">CountSum</text:span><text:span text:style-name="T8">(</text:span><text:span text:style-name="T4">int</text:span><text:span text:style-name="T8">[] </text:span><text:span text:style-name="T12">array</text:span><text:span text:style-name="T8">){</text:span><text:line-break/><text:span text:style-name="T8"> <text:s text:c="7"/></text:span><text:span text:style-name="T4">this</text:span><text:span text:style-name="T8">.</text:span><text:span text:style-name="T10">array </text:span><text:span text:style-name="T8">= </text:span><text:span text:style-name="T12">array</text:span><text:span text:style-name="T8">;</text:span><text:line-break/><text:span text:style-name="T8"> <text:s text:c="3"/>}</text:span><text:line-break/><text:line-break/><text:span text:style-name="T8"> <text:s text:c="3"/></text:span><text:span text:style-name="T6">@Override</text:span><text:line-break/><text:span text:style-name="T6"> <text:s text:c="3"/></text:span><text:span text:style-name="T4">public void </text:span><text:span text:style-name="T14">run</text:span><text:span text:style-name="T8">(){</text:span><text:line-break/><text:span text:style-name="T8"> <text:s text:c="7"/></text:span><text:span text:style-name="T14">calculateSum</text:span><text:span text:style-name="T8">();</text:span><text:line-break/><text:span text:style-name="T8"> <text:s text:c="3"/>}</text:span><text:line-break/><text:span text:style-name="T8"> <text:s text:c="3"/></text:span><text:span text:style-name="T4">private void </text:span><text:span text:style-name="T14">calculateSum</text:span><text:span text:style-name="T8">(){</text:span><text:line-break/><text:span text:style-name="T8"> <text:s text:c="7"/></text:span><text:span text:style-name="T4">for </text:span><text:span text:style-name="T8">(</text:span><text:span text:style-name="T4">int </text:span><text:span text:style-name="T8">item: </text:span><text:span text:style-name="T10">array</text:span><text:span text:style-name="T8">){</text:span><text:line-break/><text:span text:style-name="T8"> <text:s text:c="11"/></text:span><text:span text:style-name="T10">sum </text:span><text:span text:style-name="T8">+= item;</text:span><text:line-break/><text:span text:style-name="T8"> <text:s text:c="11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0">sum </text:span><text:span text:style-name="T8">+ </text:span><text:span text:style-name="T16">" из " </text:span><text:span text:style-name="T8">+ </text:span><text:span text:style-name="T6">Arrays</text:span><text:span text:style-name="T8">.</text:span><text:span text:style-name="T14">toString</text:span><text:span text:style-name="T8">(</text:span><text:span text:style-name="T10">array</text:span><text:span text:style-name="T8">));</text:span><text:line-break/><text:line-break/><text:span text:style-name="T8"> <text:s text:c="7"/>}</text:span><text:line-break/><text:span text:style-name="T8"> <text:s text:c="3"/>}</text:span><text:line-break/><text:span text:style-name="T8"> <text:s text:c="3"/></text:span><text:span text:style-name="T4">public int </text:span><text:span text:style-name="T14">getSum</text:span><text:span text:style-name="T8">(){</text:span><text:line-break/><text:span text:style-name="T8"> <text:s text:c="7"/></text:span><text:span text:style-name="T4">return </text:span><text:span text:style-name="T10">sum</text:span><text:span text:style-name="T8">;</text:span><text:line-break/><text:span text:style-name="T8"> <text:s text:c="3"/>}</text:span><text:line-break/><text:span text:style-name="T8">}</text:span>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Второе задание: </text:p>
      <text:p text:style-name="P23"/>
      <text:p text:style-name="P24"><text:span text:style-name="T4">import </text:span><text:span text:style-name="T6">java.lang.reflect.Array</text:span><text:span text:style-name="T8">;</text:span><text:line-break/><text:span text:style-name="T4">import </text:span><text:span text:style-name="T6">java.util.Arrays</text:span><text:span text:style-name="T8">;</text:span><text:line-break/><text:line-break/><text:span text:style-name="T4">class </text:span><text:span text:style-name="T6">MaxElementFinder </text:span><text:span text:style-name="T4">implements </text:span><text:span text:style-name="T6">Runnable </text:span><text:span text:style-name="T8">{</text:span><text:line-break/><text:span text:style-name="T8"> <text:s text:c="3"/></text:span><text:span text:style-name="T4">private int</text:span><text:span text:style-name="T8">[] </text:span><text:span text:style-name="T10">row</text:span><text:span text:style-name="T8">;</text:span><text:line-break/><text:span text:style-name="T8"> <text:s text:c="3"/></text:span><text:span text:style-name="T4">private int </text:span><text:span text:style-name="T10">maxElement </text:span><text:span text:style-name="T8">= </text:span><text:span text:style-name="T6">Integer</text:span><text:span text:style-name="T8">.</text:span><text:span text:style-name="T12">MIN_VALUE</text:span><text:span text:style-name="T8">;</text:span><text:line-break/><text:line-break/><text:span text:style-name="T8"> <text:s text:c="3"/></text:span><text:span text:style-name="T4">public </text:span><text:span text:style-name="T14">MaxElementFinder</text:span><text:span text:style-name="T8">(</text:span><text:span text:style-name="T4">int</text:span><text:span text:style-name="T8">[] </text:span><text:span text:style-name="T12">row</text:span><text:span text:style-name="T8">) {</text:span><text:line-break/><text:span text:style-name="T8"> <text:s text:c="7"/></text:span><text:span text:style-name="T4">this</text:span><text:span text:style-name="T8">.</text:span><text:span text:style-name="T10">row </text:span><text:span text:style-name="T8">= </text:span><text:span text:style-name="T12">row</text:span><text:span text:style-name="T8">;</text:span><text:line-break/><text:span text:style-name="T8"> <text:s text:c="3"/>}</text:span><text:line-break/><text:span text:style-name="T8"> <text:s text:c="3"/></text:span><text:span text:style-name="T6">@Override</text:span><text:line-break/><text:span text:style-name="T6"> <text:s text:c="3"/></text:span><text:span text:style-name="T4">public void </text:span><text:span text:style-name="T14">run</text:span><text:span text:style-name="T8">() {</text:span><text:line-break/><text:span text:style-name="T8"> <text:s text:c="7"/></text:span><text:span text:style-name="T14">findMax</text:span><text:span text:style-name="T8">();</text:span><text:line-break/><text:span text:style-name="T8"> <text:s text:c="3"/>}</text:span><text:line-break/><text:span text:style-name="T8"> <text:s text:c="3"/></text:span><text:span text:style-name="T4">private void </text:span><text:span text:style-name="T14">findMax</text:span><text:span text:style-name="T8">(){</text:span><text:line-break/><text:span text:style-name="T8"> <text:s text:c="7"/></text:span><text:span text:style-name="T4">for </text:span><text:span text:style-name="T8">(</text:span><text:span text:style-name="T4">int </text:span><text:span text:style-name="T8">item : </text:span><text:span text:style-name="T10">row</text:span><text:span text:style-name="T8">) {</text:span><text:line-break/><text:span text:style-name="T8"> <text:s text:c="11"/></text:span><text:span text:style-name="T4">if </text:span><text:span text:style-name="T8">(item &gt; </text:span><text:span text:style-name="T10">maxElement</text:span><text:span text:style-name="T8">) {</text:span><text:line-break/><text:span text:style-name="T8"> <text:s text:c="15"/></text:span><text:span text:style-name="T10">maxElement </text:span><text:span text:style-name="T8">= item;</text:span><text:line-break/><text:span text:style-name="T8"> <text:s text:c="11"/>}</text:span><text:line-break/><text:span text:style-name="T8"> <text:s text:c="7"/>}</text:span><text:line-break/><text:span text:style-name="T8"> <text:s text:c="3"/>}</text:span><text:line-break/><text:span text:style-name="T8"> <text:s text:c="3"/></text:span><text:span text:style-name="T4">public int </text:span><text:span text:style-name="T14">getMaxElement</text:span><text:span text:style-name="T8">() {</text:span><text:line-break/><text:span text:style-name="T8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0">maxElement </text:span><text:span text:style-name="T8">+ </text:span><text:span text:style-name="T16">" наибольшее в " </text:span><text:span text:style-name="T8">+ </text:span><text:span text:style-name="T6">Arrays</text:span><text:span text:style-name="T8">.</text:span><text:span text:style-name="T14">toString</text:span><text:span text:style-name="T8">(</text:span><text:span text:style-name="T10">row</text:span><text:span text:style-name="T8">));</text:span><text:line-break/><text:span text:style-name="T8"> <text:s text:c="7"/></text:span><text:span text:style-name="T4">return </text:span><text:span text:style-name="T10">maxElement</text:span><text:span text:style-name="T8">;</text:span><text:line-break/><text:span text:style-name="T8"> <text:s text:c="3"/>}</text:span><text:line-break/><text:span text:style-name="T8">}</text:span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Третье задание: </text:p>
      <text:p text:style-name="P23"><text:s/></text:p>
      <text:p text:style-name="P24"><text:span text:style-name="T4">import </text:span><text:span text:style-name="T6">java.util.concurrent.CyclicBarrier</text:span><text:span text:style-name="T8">;</text:span><text:line-break/><text:span text:style-name="T4">import </text:span><text:span text:style-name="T6">java.util.concurrent.atomic.AtomicInteger</text:span><text:span text:style-name="T8">;</text:span><text:line-break/><text:span text:style-name="T4">import </text:span><text:span text:style-name="T6">java.util.concurrent.locks.Lock</text:span><text:span text:style-name="T8">;</text:span><text:line-break/><text:span text:style-name="T4">import </text:span><text:span text:style-name="T6">java.util.concurrent.locks.ReentrantLock</text:span><text:span text:style-name="T8">;</text:span><text:line-break/><text:span text:style-name="T4">import </text:span><text:span text:style-name="T6">java.util.Random</text:span><text:span text:style-name="T8">;</text:span><text:line-break/><text:line-break/><text:line-break/><text:span text:style-name="T4">public class </text:span><text:span text:style-name="T6">WarehouseTransfer </text:span><text:span text:style-name="T8">{</text:span><text:line-break/><text:span text:style-name="T8"> <text:s text:c="3"/></text:span><text:span text:style-name="T4">private static final int </text:span><text:span text:style-name="T12">NUM_LOADERS </text:span><text:span text:style-name="T8">= </text:span><text:span text:style-name="T12">3</text:span><text:span text:style-name="T8">;</text:span><text:line-break/><text:span text:style-name="T8"> <text:s text:c="3"/></text:span><text:span text:style-name="T4">private static final int </text:span><text:span text:style-name="T12">MAX_WEIGHT </text:span><text:span text:style-name="T8">= </text:span><text:span text:style-name="T12">150</text:span><text:span text:style-name="T8">;</text:span><text:line-break/><text:span text:style-name="T8"> <text:s text:c="3"/></text:span><text:span text:style-name="T4">private static final int </text:span><text:span text:style-name="T12">NUM_PRODUCTS </text:span><text:span text:style-name="T8">= </text:span><text:span text:style-name="T12">MAX_WEIGHT </text:span><text:span text:style-name="T8">* </text:span><text:span text:style-name="T12">NUM_LOADERS</text:span><text:span text:style-name="T8">;</text:span><text:line-break/><text:span text:style-name="T8"> <text:s text:c="3"/></text:span><text:span text:style-name="T4">private static </text:span><text:span text:style-name="T6">AtomicInteger </text:span><text:span text:style-name="T10">index </text:span><text:span text:style-name="T8">= </text:span><text:span text:style-name="T4">new </text:span><text:span text:style-name="T6">AtomicInteger</text:span><text:span text:style-name="T8">(</text:span><text:span text:style-name="T12">0</text:span><text:span text:style-name="T8">); </text:span><text:span text:style-name="T17">// Use AtomicInteger</text:span><text:line-break/><text:line-break/><text:span text:style-name="T17"> <text:s text:c="3"/></text:span><text:span text:style-name="T4">public static void </text:span><text:span text:style-name="T14">main</text:span><text:span text:style-name="T8">(</text:span><text:span text:style-name="T6">String</text:span><text:span text:style-name="T8">[] </text:span><text:span text:style-name="T12">args</text:span><text:span text:style-name="T8">) {</text:span><text:line-break/><text:span text:style-name="T8"> <text:s text:c="7"/></text:span><text:span text:style-name="T4">int</text:span><text:span text:style-name="T8">[] weights = </text:span><text:span text:style-name="T14">generateWeights</text:span><text:span text:style-name="T8">(</text:span><text:span text:style-name="T12">NUM_PRODUCTS</text:span><text:span text:style-name="T8">);</text:span><text:line-break/><text:line-break/><text:span text:style-name="T8"> <text:s text:c="7"/></text:span><text:span text:style-name="T6">Lock </text:span><text:span text:style-name="T8">weightsLock = </text:span><text:span text:style-name="T4">new </text:span><text:span text:style-name="T6">ReentrantLock</text:span><text:span text:style-name="T8">();</text:span><text:line-break/><text:span text:style-name="T8"> <text:s text:c="7"/></text:span><text:span text:style-name="T6">CyclicBarrier </text:span><text:span text:style-name="T8">barrier = </text:span><text:span text:style-name="T4">new </text:span><text:span text:style-name="T6">CyclicBarrier</text:span><text:span text:style-name="T8">(</text:span><text:span text:style-name="T12">NUM_LOADERS</text:span><text:span text:style-name="T8">, () -&gt; {</text:span><text:line-break/><text:span text:style-name="T8"> <text:s text:c="11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Все грузчики доставили товары на другой склад"</text:span><text:span text:style-name="T8">);</text:span><text:line-break/><text:span text:style-name="T17">// <text:s text:c="11"/>try {</text:span><text:line-break/><text:span text:style-name="T17">// <text:s text:c="15"/>Thread.sleep(300);</text:span><text:line-break/><text:span text:style-name="T17">// <text:s text:c="11"/>} catch (InterruptedException e) {</text:span><text:line-break/><text:span text:style-name="T17">// <text:s text:c="15"/>throw new RuntimeException(e);</text:span><text:line-break/><text:span text:style-name="T17">// <text:s text:c="11"/>}</text:span><text:line-break/><text:span text:style-name="T17"> <text:s text:c="7"/></text:span><text:span text:style-name="T8">});</text:span><text:line-break/><text:line-break/><text:span text:style-name="T8"> <text:s text:c="7"/></text:span><text:span text:style-name="T6">Thread</text:span><text:span text:style-name="T8">[] loaders = </text:span><text:span text:style-name="T4">new </text:span><text:span text:style-name="T6">Thread</text:span><text:span text:style-name="T8">[</text:span><text:span text:style-name="T12">NUM_LOADERS</text:span><text:span text:style-name="T8">];</text:span><text:line-break/><text:span text:style-name="T8"> <text:s text:c="7"/></text:span><text:span text:style-name="T4">for </text:span><text:span text:style-name="T8">(</text:span><text:span text:style-name="T4">int </text:span><text:span text:style-name="T8">i = </text:span><text:span text:style-name="T12">0</text:span><text:span text:style-name="T8">; i &lt; </text:span><text:span text:style-name="T12">NUM_LOADERS</text:span><text:span text:style-name="T8">; i++) {</text:span><text:line-break/><text:span text:style-name="T8"> <text:s text:c="11"/>loaders[i] = </text:span><text:span text:style-name="T4">new </text:span><text:span text:style-name="T6">Thread</text:span><text:span text:style-name="T8">(</text:span><text:span text:style-name="T4">new </text:span><text:span text:style-name="T6">Loader</text:span><text:span text:style-name="T8">(weightsLock, barrier, </text:span><text:span text:style-name="T12">MAX_WEIGHT</text:span><text:span text:style-name="T8">, weights));</text:span><text:line-break/><text:span text:style-name="T8"> <text:s text:c="11"/>loaders[i].</text:span><text:span text:style-name="T14">start</text:span><text:span text:style-name="T8">();</text:span><text:line-break/><text:span text:style-name="T8"> <text:s text:c="7"/>}</text:span><text:line-break/><text:line-break/><text:span text:style-name="T8"> <text:s text:c="7"/></text:span><text:span text:style-name="T4">for </text:span><text:span text:style-name="T8">(</text:span><text:span text:style-name="T6">Thread </text:span><text:span text:style-name="T8">loader : loaders) {</text:span><text:line-break/><text:span text:style-name="T8"> <text:s text:c="11"/></text:span><text:span text:style-name="T4">try </text:span><text:span text:style-name="T8">{</text:span><text:line-break/><text:span text:style-name="T8"> <text:s text:c="15"/>loader.</text:span><text:span text:style-name="T14">join</text:span><text:span text:style-name="T8">();</text:span><text:line-break/><text:span text:style-name="T17">// <text:s text:c="15"/>Thread.sleep(300);</text:span><text:line-break/><text:span text:style-name="T17"> <text:s text:c="11"/></text:span><text:span text:style-name="T8">} </text:span><text:span text:style-name="T4">catch </text:span><text:span text:style-name="T8">(</text:span><text:span text:style-name="T6">InterruptedException </text:span><text:span text:style-name="T12">e</text:span><text:span text:style-name="T8">) {</text:span><text:line-break/><text:soft-page-break/><text:span text:style-name="T8"> <text:s text:c="15"/></text:span><text:span text:style-name="T4">throw new </text:span><text:span text:style-name="T6">RuntimeException</text:span><text:span text:style-name="T8">(</text:span><text:span text:style-name="T12">e</text:span><text:span text:style-name="T8">);</text:span><text:line-break/><text:span text:style-name="T8"> <text:s text:c="11"/>}</text:span><text:line-break/><text:span text:style-name="T8"> <text:s text:c="7"/>}</text:span><text:line-break/><text:span text:style-name="T17">// <text:s text:c="7"/>System.out.println(Arrays.toString(weights));</text:span><text:line-break/><text:span text:style-name="T17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Все грузчики завершили работу"</text:span><text:span text:style-name="T8">);</text:span><text:line-break/><text:span text:style-name="T8"> <text:s text:c="3"/>}</text:span><text:line-break/><text:line-break/><text:span text:style-name="T8"> <text:s text:c="3"/></text:span><text:span text:style-name="T4">static class </text:span><text:span text:style-name="T6">Loader </text:span><text:span text:style-name="T4">implements </text:span><text:span text:style-name="T6">Runnable </text:span><text:span text:style-name="T8">{</text:span><text:line-break/><text:span text:style-name="T8"> <text:s text:c="7"/></text:span><text:span text:style-name="T4">private final </text:span><text:span text:style-name="T6">Lock </text:span><text:span text:style-name="T10">weightsLock</text:span><text:span text:style-name="T8">;</text:span><text:line-break/><text:span text:style-name="T8"> <text:s text:c="7"/></text:span><text:span text:style-name="T4">private final </text:span><text:span text:style-name="T6">CyclicBarrier </text:span><text:span text:style-name="T10">barrier</text:span><text:span text:style-name="T8">;</text:span><text:line-break/><text:span text:style-name="T8"> <text:s text:c="7"/></text:span><text:span text:style-name="T4">private final int </text:span><text:span text:style-name="T10">maxWeight</text:span><text:span text:style-name="T8">;</text:span><text:line-break/><text:span text:style-name="T8"> <text:s text:c="7"/></text:span><text:span text:style-name="T4">private final int</text:span><text:span text:style-name="T8">[] </text:span><text:span text:style-name="T10">weights</text:span><text:span text:style-name="T8">;</text:span><text:line-break/><text:span text:style-name="T8"> <text:s text:c="7"/></text:span><text:span text:style-name="T4">private boolean </text:span><text:span text:style-name="T10">needToLoad </text:span><text:span text:style-name="T8">= </text:span><text:span text:style-name="T4">true</text:span><text:span text:style-name="T8">;</text:span><text:line-break/><text:span text:style-name="T8"> <text:s text:c="7"/></text:span><text:span text:style-name="T4">public </text:span><text:span text:style-name="T14">Loader</text:span><text:span text:style-name="T8">(</text:span><text:span text:style-name="T6">Lock </text:span><text:span text:style-name="T12">weightsLock</text:span><text:span text:style-name="T8">, </text:span><text:span text:style-name="T6">CyclicBarrier </text:span><text:span text:style-name="T12">barrier</text:span><text:span text:style-name="T8">, </text:span><text:span text:style-name="T4">int </text:span><text:span text:style-name="T12">maxWeight</text:span><text:span text:style-name="T8">, </text:span><text:span text:style-name="T4">int</text:span><text:span text:style-name="T8">[] </text:span><text:span text:style-name="T12">weights</text:span><text:span text:style-name="T8">) {</text:span><text:line-break/><text:span text:style-name="T8"> <text:s text:c="11"/></text:span><text:span text:style-name="T4">this</text:span><text:span text:style-name="T8">.</text:span><text:span text:style-name="T10">weightsLock </text:span><text:span text:style-name="T8">= </text:span><text:span text:style-name="T12">weightsLock</text:span><text:span text:style-name="T8">;</text:span><text:line-break/><text:span text:style-name="T8"> <text:s text:c="11"/></text:span><text:span text:style-name="T4">this</text:span><text:span text:style-name="T8">.</text:span><text:span text:style-name="T10">barrier </text:span><text:span text:style-name="T8">= </text:span><text:span text:style-name="T12">barrier</text:span><text:span text:style-name="T8">;</text:span><text:line-break/><text:span text:style-name="T8"> <text:s text:c="11"/></text:span><text:span text:style-name="T4">this</text:span><text:span text:style-name="T8">.</text:span><text:span text:style-name="T10">maxWeight </text:span><text:span text:style-name="T8">= </text:span><text:span text:style-name="T12">maxWeight</text:span><text:span text:style-name="T8">;</text:span><text:line-break/><text:span text:style-name="T8"> <text:s text:c="11"/></text:span><text:span text:style-name="T4">this</text:span><text:span text:style-name="T8">.</text:span><text:span text:style-name="T10">weights </text:span><text:span text:style-name="T8">= </text:span><text:span text:style-name="T12">weights</text:span><text:span text:style-name="T8">;</text:span><text:line-break/><text:span text:style-name="T8"> <text:s text:c="7"/>}</text:span><text:line-break/><text:line-break/><text:span text:style-name="T8"> <text:s text:c="7"/></text:span><text:span text:style-name="T6">@Override</text:span><text:line-break/><text:span text:style-name="T6"> <text:s text:c="7"/></text:span><text:span text:style-name="T4">public void </text:span><text:span text:style-name="T14">run</text:span><text:span text:style-name="T8">() {</text:span><text:line-break/><text:span text:style-name="T8"> <text:s text:c="11"/></text:span><text:span text:style-name="T4">int </text:span><text:span text:style-name="T8">currentWeight = </text:span><text:span text:style-name="T12">0</text:span><text:span text:style-name="T8">;</text:span><text:line-break/><text:line-break/><text:span text:style-name="T8"> <text:s text:c="11"/></text:span><text:span text:style-name="T4">while </text:span><text:span text:style-name="T8">(</text:span><text:span text:style-name="T10">needToLoad</text:span><text:span text:style-name="T8">) {</text:span><text:line-break/><text:span text:style-name="T17">// <text:s text:c="15"/>System.out.println(Thread.currentThread().getName());</text:span><text:line-break/><text:span text:style-name="T17"> <text:s text:c="15"/></text:span><text:span text:style-name="T10">weightsLock</text:span><text:span text:style-name="T8">.</text:span><text:span text:style-name="T14">lock</text:span><text:span text:style-name="T8">();</text:span><text:line-break/><text:span text:style-name="T8"> <text:s text:c="15"/></text:span><text:span text:style-name="T4">try </text:span><text:span text:style-name="T8">{</text:span><text:line-break/><text:line-break/><text:span text:style-name="T8"> <text:s text:c="19"/></text:span><text:span text:style-name="T4">int </text:span><text:span text:style-name="T8">currentIndex = </text:span><text:span text:style-name="T10">index</text:span><text:span text:style-name="T8">.</text:span><text:span text:style-name="T14">getAndIncrement</text:span><text:span text:style-name="T8">();</text:span><text:line-break/><text:span text:style-name="T8"> <text:s text:c="19"/></text:span><text:span text:style-name="T4">if </text:span><text:span text:style-name="T8">(currentIndex &lt; </text:span><text:span text:style-name="T12">NUM_PRODUCTS </text:span><text:span text:style-name="T8">&amp;&amp; currentWeight + </text:span><text:span text:style-name="T10">weights</text:span><text:span text:style-name="T8">[currentIndex] &lt;= </text:span><text:span text:style-name="T10">maxWeight</text:span><text:span text:style-name="T8">) {</text:span><text:line-break/><text:span text:style-name="T8"> <text:s text:c="23"/>currentWeight += </text:span><text:span text:style-name="T10">weights</text:span><text:span text:style-name="T8">[currentIndex];</text:span><text:line-break/><text:span text:style-name="T17">// <text:s text:c="23"/>Thread.sleep(50);</text:span><text:line-break/><text:span text:style-name="T17"> <text:s text:c="23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Грузчик " </text:span><text:span text:style-name="T8">+ </text:span><text:span text:style-name="T6">Thread</text:span><text:span text:style-name="T8">.</text:span><text:span text:style-name="T14">currentThread</text:span><text:span text:style-name="T8">().</text:span><text:span text:style-name="T14">getName</text:span><text:span text:style-name="T8">() + </text:span><text:span text:style-name="T16">" поднял " </text:span><text:span text:style-name="T8">+ </text:span><text:span text:style-name="T10">weights</text:span><text:span text:style-name="T8">[currentIndex] + </text:span><text:span text:style-name="T16">" кг товара, всего " </text:span><text:span text:style-name="T8">+ currentWeight);</text:span><text:line-break/><text:span text:style-name="T8"> <text:s text:c="23"/></text:span><text:span text:style-name="T17">// Удаляем вес товара из массива, чтобы другие грузчики не могли взять его</text:span><text:line-break/><text:span text:style-name="T17"> <text:s text:c="23"/></text:span><text:span text:style-name="T10">weights</text:span><text:span text:style-name="T8">[currentIndex] = </text:span><text:span text:style-name="T12">0</text:span><text:span text:style-name="T8">;</text:span><text:line-break/><text:line-break/><text:span text:style-name="T8"> <text:s text:c="19"/>} </text:span><text:span text:style-name="T4">else </text:span><text:span text:style-name="T8">{</text:span><text:line-break/><text:span text:style-name="T8"> <text:s text:c="23"/></text:span><text:span text:style-name="T10">needToLoad </text:span><text:span text:style-name="T8">= </text:span><text:span text:style-name="T4">false</text:span><text:span text:style-name="T8">;</text:span><text:line-break/><text:soft-page-break/><text:span text:style-name="T8"> <text:s text:c="19"/>}</text:span><text:line-break/><text:span text:style-name="T17">// <text:s text:c="15"/>} catch (InterruptedException e) {</text:span><text:line-break/><text:span text:style-name="T17">// <text:s text:c="19"/>throw new RuntimeException(e);</text:span><text:line-break/><text:span text:style-name="T17"> <text:s text:c="15"/></text:span><text:span text:style-name="T8">} </text:span><text:span text:style-name="T4">finally </text:span><text:span text:style-name="T8">{</text:span><text:line-break/><text:span text:style-name="T8"> <text:s text:c="19"/></text:span><text:span text:style-name="T10">weightsLock</text:span><text:span text:style-name="T8">.</text:span><text:span text:style-name="T14">unlock</text:span><text:span text:style-name="T8">();</text:span><text:line-break/><text:span text:style-name="T8"> <text:s text:c="15"/>}</text:span><text:line-break/><text:span text:style-name="T8"> <text:s text:c="11"/>}</text:span><text:line-break/><text:line-break/><text:span text:style-name="T8"> <text:s text:c="11"/></text:span><text:span text:style-name="T4">try </text:span><text:span text:style-name="T8">{</text:span><text:line-break/><text:span text:style-name="T8"> <text:s text:c="15"/></text:span><text:span text:style-name="T10">barrier</text:span><text:span text:style-name="T8">.</text:span><text:span text:style-name="T14">await</text:span><text:span text:style-name="T8">(); </text:span><text:span text:style-name="T17">// Грузчик ждет остальных перед разгрузкой на другом складе</text:span><text:line-break/><text:span text:style-name="T17"> <text:s text:c="15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Грузчик " </text:span><text:span text:style-name="T8">+ </text:span><text:span text:style-name="T6">Thread</text:span><text:span text:style-name="T8">.</text:span><text:span text:style-name="T14">currentThread</text:span><text:span text:style-name="T8">().</text:span><text:span text:style-name="T14">getName</text:span><text:span text:style-name="T8">() + </text:span><text:span text:style-name="T16">" разгружает товары на другом складе"</text:span><text:span text:style-name="T8">);</text:span><text:line-break/><text:span text:style-name="T8"> <text:s text:c="11"/>} </text:span><text:span text:style-name="T4">catch </text:span><text:span text:style-name="T8">(</text:span><text:span text:style-name="T6">Exception </text:span><text:span text:style-name="T12">e</text:span><text:span text:style-name="T8">) {</text:span><text:line-break/><text:span text:style-name="T8"> <text:s text:c="15"/></text:span><text:span text:style-name="T12">e</text:span><text:span text:style-name="T8">.</text:span><text:span text:style-name="T14">printStackTrace</text:span><text:span text:style-name="T8">();</text:span><text:line-break/><text:span text:style-name="T8"> <text:s text:c="11"/>}</text:span><text:line-break/><text:span text:style-name="T8"> <text:s text:c="7"/>}</text:span><text:line-break/><text:span text:style-name="T8"> <text:s text:c="3"/>}</text:span><text:line-break/><text:line-break/><text:span text:style-name="T8"> <text:s text:c="3"/></text:span><text:span text:style-name="T4">private static int</text:span><text:span text:style-name="T8">[] </text:span><text:span text:style-name="T14">generateWeights</text:span><text:span text:style-name="T8">(</text:span><text:span text:style-name="T4">int </text:span><text:span text:style-name="T12">numProducts</text:span><text:span text:style-name="T8">) {</text:span><text:line-break/><text:span text:style-name="T8"> <text:s text:c="7"/></text:span><text:span text:style-name="T4">int</text:span><text:span text:style-name="T8">[] weights = </text:span><text:span text:style-name="T4">new int</text:span><text:span text:style-name="T8">[</text:span><text:span text:style-name="T12">numProducts</text:span><text:span text:style-name="T8">];</text:span><text:line-break/><text:span text:style-name="T8"> <text:s text:c="7"/></text:span><text:span text:style-name="T4">for </text:span><text:span text:style-name="T8">(</text:span><text:span text:style-name="T4">int </text:span><text:span text:style-name="T8">i = </text:span><text:span text:style-name="T12">0</text:span><text:span text:style-name="T8">; i &lt; </text:span><text:span text:style-name="T12">numProducts</text:span><text:span text:style-name="T8">; i++) {</text:span><text:line-break/><text:span text:style-name="T8"> <text:s text:c="11"/></text:span><text:span text:style-name="T6">Random </text:span><text:span text:style-name="T8">rand = </text:span><text:span text:style-name="T4">new </text:span><text:span text:style-name="T6">Random</text:span><text:span text:style-name="T8">();</text:span><text:line-break/><text:span text:style-name="T8"> <text:s text:c="11"/></text:span><text:span text:style-name="T4">int </text:span><text:span text:style-name="T8">randomNum = rand.</text:span><text:span text:style-name="T14">nextInt</text:span><text:span text:style-name="T8">(</text:span><text:span text:style-name="T12">30</text:span><text:span text:style-name="T8">) + </text:span><text:span text:style-name="T12">1</text:span><text:span text:style-name="T8">;</text:span><text:line-break/><text:span text:style-name="T8"> <text:s text:c="11"/>weights[i] = randomNum;</text:span><text:line-break/><text:span text:style-name="T8"> <text:s text:c="7"/>}</text:span><text:line-break/><text:span text:style-name="T17">// <text:s text:c="7"/>System.out.println(Arrays.toString(weights));</text:span><text:line-break/><text:span text:style-name="T17"> <text:s text:c="7"/></text:span><text:span text:style-name="T4">return </text:span><text:span text:style-name="T8">weights;</text:span><text:line-break/><text:span text:style-name="T8"> <text:s text:c="3"/>}</text:span><text:line-break/><text:span text:style-name="T8">}</text:span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Вызов всех задание в мейн файле:</text:p>
      <text:p text:style-name="P23"/>
      <text:p text:style-name="P24"><text:span text:style-name="T4">import </text:span><text:span text:style-name="T6">java.util.Arrays</text:span><text:span text:style-name="T8">;</text:span><text:line-break/><text:line-break/><text:span text:style-name="T4">public class </text:span><text:span text:style-name="T6">Main </text:span><text:span text:style-name="T8">{</text:span><text:line-break/><text:span text:style-name="T8"> <text:s text:c="3"/></text:span><text:span text:style-name="T4">public static void </text:span><text:span text:style-name="T14">main</text:span><text:span text:style-name="T8">(</text:span><text:span text:style-name="T6">String</text:span><text:span text:style-name="T8">[] </text:span><text:span text:style-name="T12">args</text:span><text:span text:style-name="T8">) {</text:span><text:line-break/><text:span text:style-name="T8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1) First task: "</text:span><text:span text:style-name="T8">);</text:span><text:line-break/><text:span text:style-name="T8"> <text:s text:c="7"/></text:span><text:span text:style-name="T4">int</text:span><text:span text:style-name="T8">[] array = 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9</text:span><text:span text:style-name="T8">,</text:span><text:span text:style-name="T12">10</text:span><text:span text:style-name="T8">};</text:span><text:line-break/><text:span text:style-name="T8"> <text:s text:c="7"/></text:span><text:span text:style-name="T4">int</text:span><text:span text:style-name="T8">[] firstHalfOfArray = </text:span><text:span text:style-name="T6">Arrays</text:span><text:span text:style-name="T8">.</text:span><text:span text:style-name="T14">copyOfRange</text:span><text:span text:style-name="T8">(array, </text:span><text:span text:style-name="T12">0</text:span><text:span text:style-name="T8">, array.</text:span><text:span text:style-name="T10">length</text:span><text:span text:style-name="T8">/</text:span><text:span text:style-name="T12">2</text:span><text:span text:style-name="T8">);</text:span><text:line-break/><text:span text:style-name="T8"> <text:s text:c="7"/></text:span><text:span text:style-name="T4">int</text:span><text:span text:style-name="T8">[] secondHalfOfArray = </text:span><text:span text:style-name="T6">Arrays</text:span><text:span text:style-name="T8">.</text:span><text:span text:style-name="T14">copyOfRange</text:span><text:span text:style-name="T8">(array, array.</text:span><text:span text:style-name="T10">length</text:span><text:span text:style-name="T8">/</text:span><text:span text:style-name="T12">2</text:span><text:span text:style-name="T8">, array.</text:span><text:span text:style-name="T10">length</text:span><text:span text:style-name="T8">);</text:span><text:line-break/><text:line-break/><text:span text:style-name="T8"> <text:s text:c="7"/></text:span><text:span text:style-name="T6">CountSum </text:span><text:span text:style-name="T8">firstThread = </text:span><text:span text:style-name="T4">new </text:span><text:span text:style-name="T6">CountSum</text:span><text:span text:style-name="T8">(firstHalfOfArray);</text:span><text:line-break/><text:span text:style-name="T8"> <text:s text:c="7"/></text:span><text:span text:style-name="T6">CountSum </text:span><text:span text:style-name="T8">secondThread = </text:span><text:span text:style-name="T4">new </text:span><text:span text:style-name="T6">CountSum</text:span><text:span text:style-name="T8">(secondHalfOfArray);</text:span><text:line-break/><text:line-break/><text:span text:style-name="T8"> <text:s text:c="7"/>firstThread.</text:span><text:span text:style-name="T14">start</text:span><text:span text:style-name="T8">();</text:span><text:line-break/><text:span text:style-name="T8"> <text:s text:c="7"/>secondThread.</text:span><text:span text:style-name="T14">start</text:span><text:span text:style-name="T8">();</text:span><text:line-break/><text:span text:style-name="T8"> <text:s text:c="7"/></text:span><text:span text:style-name="T4">try </text:span><text:span text:style-name="T8">{</text:span><text:line-break/><text:span text:style-name="T8"> <text:s text:c="11"/>firstThread.</text:span><text:span text:style-name="T14">join</text:span><text:span text:style-name="T8">();</text:span><text:line-break/><text:span text:style-name="T8"> <text:s text:c="11"/>secondThread.</text:span><text:span text:style-name="T14">join</text:span><text:span text:style-name="T8">();</text:span><text:line-break/><text:span text:style-name="T8"> <text:s text:c="7"/>} </text:span><text:span text:style-name="T4">catch </text:span><text:span text:style-name="T8">(</text:span><text:span text:style-name="T6">InterruptedException </text:span><text:span text:style-name="T12">e</text:span><text:span text:style-name="T8">){</text:span><text:line-break/><text:span text:style-name="T8"> <text:s text:c="11"/></text:span><text:span text:style-name="T12">e</text:span><text:span text:style-name="T8">.</text:span><text:span text:style-name="T14">printStackTrace</text:span><text:span text:style-name="T8">();</text:span><text:line-break/><text:span text:style-name="T8"> <text:s text:c="7"/>}</text:span><text:line-break/><text:line-break/><text:span text:style-name="T8"> <text:s text:c="7"/></text:span><text:span text:style-name="T4">int </text:span><text:span text:style-name="T8">totalSum = firstThread.</text:span><text:span text:style-name="T14">getSum</text:span><text:span text:style-name="T8">() + secondThread.</text:span><text:span text:style-name="T14">getSum</text:span><text:span text:style-name="T8">();</text:span><text:line-break/><text:span text:style-name="T8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Сумма чисел в массиве равна " </text:span><text:span text:style-name="T8">+ totalSum);</text:span><text:line-break/><text:line-break/><text:line-break/><text:span text:style-name="T8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2) Second task: "</text:span><text:span text:style-name="T8">);</text:span><text:line-break/><text:line-break/><text:span text:style-name="T8"> <text:s text:c="7"/></text:span><text:span text:style-name="T4">int</text:span><text:span text:style-name="T8">[][] matrix = {</text:span><text:line-break/><text:span text:style-name="T8"> <text:s text:c="15"/>{</text:span><text:span text:style-name="T12">1</text:span><text:span text:style-name="T8">, </text:span><text:span text:style-name="T12">2</text:span><text:span text:style-name="T8">, </text:span><text:span text:style-name="T12">3</text:span><text:span text:style-name="T8">, </text:span><text:span text:style-name="T12">99</text:span><text:span text:style-name="T8">, </text:span><text:span text:style-name="T12">500</text:span><text:span text:style-name="T8">, -</text:span><text:span text:style-name="T12">3</text:span><text:span text:style-name="T8">},</text:span><text:line-break/><text:span text:style-name="T8"> <text:s text:c="15"/>{</text:span><text:span text:style-name="T12">4</text:span><text:span text:style-name="T8">, </text:span><text:span text:style-name="T12">5</text:span><text:span text:style-name="T8">, </text:span><text:span text:style-name="T12">6</text:span><text:span text:style-name="T8">, </text:span><text:span text:style-name="T12">18</text:span><text:span text:style-name="T8">, </text:span><text:span text:style-name="T12">44</text:span><text:span text:style-name="T8">, </text:span><text:span text:style-name="T12">192</text:span><text:span text:style-name="T8">},</text:span><text:line-break/><text:span text:style-name="T8"> <text:s text:c="15"/>{</text:span><text:span text:style-name="T12">7</text:span><text:span text:style-name="T8">, </text:span><text:span text:style-name="T12">8</text:span><text:span text:style-name="T8">, </text:span><text:span text:style-name="T12">9</text:span><text:span text:style-name="T8">, </text:span><text:span text:style-name="T12">10000</text:span><text:span text:style-name="T8">, </text:span><text:span text:style-name="T12">32</text:span><text:span text:style-name="T8">, </text:span><text:span text:style-name="T12">8</text:span><text:span text:style-name="T8">},</text:span><text:line-break/><text:span text:style-name="T8"> <text:s text:c="15"/>{</text:span><text:span text:style-name="T12">1</text:span><text:span text:style-name="T8">, </text:span><text:span text:style-name="T12">2</text:span><text:span text:style-name="T8">, </text:span><text:span text:style-name="T12">3</text:span><text:span text:style-name="T8">, </text:span><text:span text:style-name="T12">88</text:span><text:span text:style-name="T8">, </text:span><text:span text:style-name="T12">56</text:span><text:span text:style-name="T8">, </text:span><text:span text:style-name="T12">31</text:span><text:span text:style-name="T8">},</text:span><text:line-break/><text:span text:style-name="T8"> <text:s text:c="15"/>{</text:span><text:span text:style-name="T12">4</text:span><text:span text:style-name="T8">, </text:span><text:span text:style-name="T12">5</text:span><text:span text:style-name="T8">, </text:span><text:span text:style-name="T12">6</text:span><text:span text:style-name="T8">, </text:span><text:span text:style-name="T12">444</text:span><text:span text:style-name="T8">, </text:span><text:span text:style-name="T12">404</text:span><text:span text:style-name="T8">, </text:span><text:span text:style-name="T12">403</text:span><text:span text:style-name="T8">},</text:span><text:line-break/><text:span text:style-name="T8"> <text:s text:c="15"/>{</text:span><text:span text:style-name="T12">7</text:span><text:span text:style-name="T8">, </text:span><text:span text:style-name="T12">8</text:span><text:span text:style-name="T8">, </text:span><text:span text:style-name="T12">9</text:span><text:span text:style-name="T8">, </text:span><text:span text:style-name="T12">228</text:span><text:span text:style-name="T8">, </text:span><text:span text:style-name="T12">322</text:span><text:span text:style-name="T8">, </text:span><text:span text:style-name="T12">911</text:span><text:span text:style-name="T8">},</text:span><text:line-break/><text:span text:style-name="T8"> <text:s text:c="7"/>};</text:span><text:line-break/><text:line-break/><text:span text:style-name="T8"> <text:s text:c="7"/></text:span><text:span text:style-name="T4">int </text:span><text:span text:style-name="T8">maxElement = </text:span><text:span text:style-name="T6">Integer</text:span><text:span text:style-name="T8">.</text:span><text:span text:style-name="T12">MIN_VALUE</text:span><text:span text:style-name="T8">;</text:span><text:line-break/><text:soft-page-break/><text:span text:style-name="T8"> <text:s text:c="7"/></text:span><text:span text:style-name="T6">MaxElementFinder</text:span><text:span text:style-name="T8">[] maxFinders = </text:span><text:span text:style-name="T4">new </text:span><text:span text:style-name="T6">MaxElementFinder</text:span><text:span text:style-name="T8">[matrix.</text:span><text:span text:style-name="T10">length</text:span><text:span text:style-name="T8">];</text:span><text:line-break/><text:span text:style-name="T8"> <text:s text:c="7"/></text:span><text:span text:style-name="T6">Thread</text:span><text:span text:style-name="T8">[] threads = </text:span><text:span text:style-name="T4">new </text:span><text:span text:style-name="T6">Thread</text:span><text:span text:style-name="T8">[matrix.</text:span><text:span text:style-name="T10">length</text:span><text:span text:style-name="T8">];</text:span><text:line-break/><text:line-break/><text:span text:style-name="T8"> <text:s text:c="7"/></text:span><text:span text:style-name="T4">for </text:span><text:span text:style-name="T8">(</text:span><text:span text:style-name="T4">int </text:span><text:span text:style-name="T8">i = </text:span><text:span text:style-name="T12">0</text:span><text:span text:style-name="T8">; i&lt;matrix.</text:span><text:span text:style-name="T10">length</text:span><text:span text:style-name="T8">; i++){</text:span><text:line-break/><text:span text:style-name="T8"> <text:s text:c="11"/>maxFinders[i] = </text:span><text:span text:style-name="T4">new </text:span><text:span text:style-name="T6">MaxElementFinder</text:span><text:span text:style-name="T8">(matrix[i]);</text:span><text:line-break/><text:span text:style-name="T8"> <text:s text:c="11"/>threads[i] = </text:span><text:span text:style-name="T4">new </text:span><text:span text:style-name="T6">Thread</text:span><text:span text:style-name="T8">(maxFinders[i]);</text:span><text:line-break/><text:span text:style-name="T8"> <text:s text:c="11"/>threads[i].</text:span><text:span text:style-name="T14">start</text:span><text:span text:style-name="T8">();</text:span><text:line-break/><text:span text:style-name="T8"> <text:s text:c="7"/>}</text:span><text:line-break/><text:span text:style-name="T8"> <text:s text:c="7"/></text:span><text:span text:style-name="T4">for </text:span><text:span text:style-name="T8">(</text:span><text:span text:style-name="T4">int </text:span><text:span text:style-name="T8">i = </text:span><text:span text:style-name="T12">0</text:span><text:span text:style-name="T8">; i&lt;matrix.</text:span><text:span text:style-name="T10">length</text:span><text:span text:style-name="T8">; i++){</text:span><text:line-break/><text:span text:style-name="T8"> <text:s text:c="11"/></text:span><text:span text:style-name="T4">try </text:span><text:span text:style-name="T8">{</text:span><text:line-break/><text:span text:style-name="T8"> <text:s text:c="15"/>threads[i].</text:span><text:span text:style-name="T14">join</text:span><text:span text:style-name="T8">();</text:span><text:line-break/><text:span text:style-name="T8"> <text:s text:c="15"/></text:span><text:span text:style-name="T4">int </text:span><text:span text:style-name="T8">result = maxFinders[i].</text:span><text:span text:style-name="T14">getMaxElement</text:span><text:span text:style-name="T8">();</text:span><text:line-break/><text:span text:style-name="T8"> <text:s text:c="15"/></text:span><text:span text:style-name="T4">if </text:span><text:span text:style-name="T8">(result &gt; maxElement) {</text:span><text:line-break/><text:span text:style-name="T8"> <text:s text:c="19"/>maxElement = result;</text:span><text:line-break/><text:span text:style-name="T8"> <text:s text:c="15"/>}</text:span><text:line-break/><text:span text:style-name="T8"> <text:s text:c="11"/>} </text:span><text:span text:style-name="T4">catch </text:span><text:span text:style-name="T8">(</text:span><text:span text:style-name="T6">InterruptedException </text:span><text:span text:style-name="T12">e</text:span><text:span text:style-name="T8">){</text:span><text:line-break/><text:span text:style-name="T8"> <text:s text:c="15"/></text:span><text:span text:style-name="T12">e</text:span><text:span text:style-name="T8">.</text:span><text:span text:style-name="T14">printStackTrace</text:span><text:span text:style-name="T8">()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Самый большой элемент в " </text:span><text:span text:style-name="T8">+ </text:span><text:span text:style-name="T6">Arrays</text:span><text:span text:style-name="T8">.</text:span><text:span text:style-name="T14">deepToString</text:span><text:span text:style-name="T8">(matrix) + </text:span><text:span text:style-name="T16">" это " </text:span><text:span text:style-name="T8">+ maxElement);</text:span><text:line-break/><text:line-break/><text:span text:style-name="T8"> <text:s text:c="7"/></text:span><text:span text:style-name="T6">System</text:span><text:span text:style-name="T8">.</text:span><text:span text:style-name="T12">out</text:span><text:span text:style-name="T8">.</text:span><text:span text:style-name="T14">println</text:span><text:span text:style-name="T8">(</text:span><text:span text:style-name="T16">"3) Third task: "</text:span><text:span text:style-name="T8">);</text:span><text:line-break/><text:span text:style-name="T8"> <text:s text:c="7"/></text:span><text:span text:style-name="T6">WarehouseTransfer</text:span><text:span text:style-name="T8">.</text:span><text:span text:style-name="T14">main</text:span><text:span text:style-name="T8">(</text:span><text:span text:style-name="T4">new </text:span><text:span text:style-name="T6">String</text:span><text:span text:style-name="T8">[]{</text:span><text:span text:style-name="T16">" "</text:span><text:span text:style-name="T8">});</text:span><text:line-break/><text:line-break/><text:span text:style-name="T8"> <text:s text:c="3"/>}</text:span><text:line-break/><text:line-break/><text:span text:style-name="T8">}</text:span><text:line-break/>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Вывод результата в консоль:</text:p>
      <text:p text:style-name="P25"/>
      <text:p text:style-name="P25">1) First task: </text:p>
      <text:p text:style-name="P25">6 из [6, 7, 8, 9, 10]</text:p>
      <text:p text:style-name="P25">1 из [1, 2, 3, 4, 5]</text:p>
      <text:p text:style-name="P25">13 из [6, 7, 8, 9, 10]</text:p>
      <text:p text:style-name="P25">3 из [1, 2, 3, 4, 5]</text:p>
      <text:p text:style-name="P25">21 из [6, 7, 8, 9, 10]</text:p>
      <text:p text:style-name="P25">6 из [1, 2, 3, 4, 5]</text:p>
      <text:p text:style-name="P25">30 из [6, 7, 8, 9, 10]</text:p>
      <text:p text:style-name="P25">10 из [1, 2, 3, 4, 5]</text:p>
      <text:p text:style-name="P25">40 из [6, 7, 8, 9, 10]</text:p>
      <text:p text:style-name="P25">15 из [1, 2, 3, 4, 5]</text:p>
      <text:p text:style-name="P25">Сумма чисел в массиве равна 55</text:p>
      <text:p text:style-name="P25">2) Second task: </text:p>
      <text:p text:style-name="P25">500 наибольшее в [1, 2, 3, 99, 500, -3]</text:p>
      <text:p text:style-name="P25">192 наибольшее в [4, 5, 6, 18, 44, 192]</text:p>
      <text:p text:style-name="P25">10000 наибольшее в [7, 8, 9, 10000, 32, 8]</text:p>
      <text:p text:style-name="P25">88 наибольшее в [1, 2, 3, 88, 56, 31]</text:p>
      <text:p text:style-name="P25">444 наибольшее в [4, 5, 6, 444, 404, 403]</text:p>
      <text:p text:style-name="P25">911 наибольшее в [7, 8, 9, 228, 322, 911]</text:p>
      <text:p text:style-name="P25">Самый большой элемент в [[1, 2, 3, 99, 500, -3], [4, 5, 6, 18, 44, 192], [7, 8, 9, 10000, 32, 8], [1, 2, 3, 88, 56, 31], [4, 5, 6, 444, 404, 403], [7, 8, 9, 228, 322, 911]] это 10000</text:p>
      <text:p text:style-name="P25">3) Third task: </text:p>
      <text:p text:style-name="P25">Грузчик Thread-8 поднял 26 кг товара, всего 26</text:p>
      <text:p text:style-name="P25">Грузчик Thread-8 поднял 12 кг товара, всего 38</text:p>
      <text:p text:style-name="P25">Грузчик Thread-8 поднял 3 кг товара, всего 41</text:p>
      <text:p text:style-name="P25">Грузчик Thread-8 поднял 16 кг товара, всего 57</text:p>
      <text:p text:style-name="P25">Грузчик Thread-8 поднял 28 кг товара, всего 85</text:p>
      <text:p text:style-name="P25">Грузчик Thread-8 поднял 19 кг товара, всего 104</text:p>
      <text:p text:style-name="P25">Грузчик Thread-8 поднял 6 кг товара, всего 110</text:p>
      <text:p text:style-name="P25">Грузчик Thread-8 поднял 1 кг товара, всего 111</text:p>
      <text:p text:style-name="P25">Грузчик Thread-8 поднял 25 кг товара, всего 136</text:p>
      <text:p text:style-name="P25">Грузчик Thread-9 поднял 6 кг товара, всего 6</text:p>
      <text:p text:style-name="P25">Грузчик Thread-9 поднял 23 кг товара, всего 29</text:p>
      <text:p text:style-name="P25">Грузчик Thread-9 поднял 15 кг товара, всего 44</text:p>
      <text:p text:style-name="P25">Грузчик Thread-9 поднял 11 кг товара, всего 55</text:p>
      <text:p text:style-name="P25">Грузчик Thread-9 поднял 4 кг товара, всего 59</text:p>
      <text:p text:style-name="P25">Грузчик Thread-9 поднял 17 кг товара, всего 76</text:p>
      <text:p text:style-name="P25">Грузчик Thread-9 поднял 3 кг товара, всего 79</text:p>
      <text:p text:style-name="P25">Грузчик Thread-9 поднял 22 кг товара, всего 101</text:p>
      <text:p text:style-name="P25">Грузчик Thread-9 поднял 25 кг товара, всего 126</text:p>
      <text:p text:style-name="P25">Грузчик Thread-9 поднял 3 кг товара, всего 129</text:p>
      <text:p text:style-name="P25">Грузчик Thread-9 поднял 20 кг товара, всего 149</text:p>
      <text:p text:style-name="P25"><text:soft-page-break/>Грузчик Thread-10 поднял 24 кг товара, всего 24</text:p>
      <text:p text:style-name="P25">Грузчик Thread-10 поднял 22 кг товара, всего 46</text:p>
      <text:p text:style-name="P25">Грузчик Thread-10 поднял 3 кг товара, всего 49</text:p>
      <text:p text:style-name="P25">Грузчик Thread-10 поднял 13 кг товара, всего 62</text:p>
      <text:p text:style-name="P25">Грузчик Thread-10 поднял 10 кг товара, всего 72</text:p>
      <text:p text:style-name="P25">Грузчик Thread-10 поднял 17 кг товара, всего 89</text:p>
      <text:p text:style-name="P25">Грузчик Thread-10 поднял 27 кг товара, всего 116</text:p>
      <text:p text:style-name="P25">Грузчик Thread-10 поднял 1 кг товара, всего 117</text:p>
      <text:p text:style-name="P25">Грузчик Thread-10 поднял 8 кг товара, всего 125</text:p>
      <text:p text:style-name="P25">Грузчик Thread-10 поднял 4 кг товара, всего 129</text:p>
      <text:p text:style-name="P25">Грузчик Thread-10 поднял 17 кг товара, всего 146</text:p>
      <text:p text:style-name="P25">Все грузчики доставили товары на другой склад</text:p>
      <text:p text:style-name="P25">Грузчик Thread-8 разгружает товары на другом складе</text:p>
      <text:p text:style-name="P25">Грузчик Thread-9 разгружает товары на другом складе</text:p>
      <text:p text:style-name="P25">Грузчик Thread-10 разгружает товары на другом складе</text:p>
      <text:p text:style-name="P25">Все грузчики завершили работу</text:p>
      <text:p text:style-name="P25"/>
      <text:p text:style-name="P25">Process finished with exit code 0</text:p>
      <text:p text:style-name="P25"/>
      <text:p text:style-name="P25"/>
      <text:p text:style-name="P25"/>
      <text:p text:style-name="P23">Вывод:</text:p>
      <text:p text:style-name="P25">Проделав данную работу я познакомился с реализацией многопоточности в языке программирования Ja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4:04:27.048003532</meta:creation-date>
    <dc:date>2023-12-12T04:09:37.649197983</dc:date>
    <meta:editing-duration>PT5M11S</meta:editing-duration>
    <meta:editing-cycles>1</meta:editing-cycles>
    <meta:document-statistic meta:table-count="0" meta:image-count="1" meta:object-count="0" meta:page-count="10" meta:paragraph-count="87" meta:word-count="1230" meta:character-count="10280" meta:non-whitespace-character-count="7324"/>
    <meta:generator>LibreOffice/7.3.7.2$Linux_X86_64 LibreOffice_project/30$Build-2</meta:generator>
  </office:meta>
</office:document-meta>
</file>